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8d61d" officeooo:paragraph-rsid="0018d61d"/>
    </style:style>
    <style:style style:name="P2" style:family="paragraph" style:parent-style-name="Heading_20_2">
      <style:text-properties officeooo:rsid="0018d61d" officeooo:paragraph-rsid="0018d61d"/>
    </style:style>
    <style:style style:name="P3" style:family="paragraph" style:parent-style-name="Text_20_body">
      <style:text-properties officeooo:paragraph-rsid="0018d6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ugo</text:h>
      <text:h text:style-name="P2" text:outline-level="2">Enllaç gitlab</text:h>
      <text:p text:style-name="P3"><text:a xlink:type="simple" xlink:href="https://gitlab.com/Keita58/pagina-hugo" text:style-name="Internet_20_link" text:visited-style-name="Visited_20_Internet_20_Link">https://gitlab.com/Keita58/pagina-hugo</text:a></text:p>
      <text:p text:style-name="P3"/>
      <text:h text:style-name="P2" text:outline-level="2">Pàgina</text:h>
      <text:p text:style-name="P3"><text:a xlink:type="simple" xlink:href="https://pagina-hugo-keita58-3aac6c7213837f6e72f5c029f130a63db7f23371606.gitlab.io/" text:style-name="Internet_20_link" text:visited-style-name="Visited_20_Internet_20_Link">https://pagina-hugo-keita58-3aac6c7213837f6e72f5c029f130a63db7f23371606.gitlab.io/</text:a></text:p>
      <text:p text:style-name="P3"/>
      <text:h text:style-name="Heading_20_2" text:outline-level="2">Documentació</text:h>
      <text:p text:style-name="Text_20_body"/>
      <text:p text:style-name="Text_20_body"># Passos a seguir</text:p>
      <text:p text:style-name="Text_20_body"/>
      <text:p text:style-name="Text_20_body">He agafat com a tutorial per a crear la pàgina la pàgina web oficial d'[Hugo](https://gohugo.io/getting-started/quick-start/), on hi ha un tutorial per a fer-te la teva pàgina web.</text:p>
      <text:p text:style-name="Text_20_body"/>
      <text:p text:style-name="Text_20_body">## Preliminars</text:p>
      <text:p text:style-name="Text_20_body"/>
      <text:p text:style-name="Text_20_body">He hagut d'instal·lar l'aplicatiu [Hugo](https://gohugo.io/installation/) i tenir ja instal·lat git (per a utilitzar la seva terminal, ja que tant elCMP com el PowerShell de Windows no van bé).</text:p>
      <text:p text:style-name="Text_20_body"/>
      <text:p text:style-name="Text_20_body">## Crear la pàgina en sí</text:p>
      <text:p text:style-name="Text_20_body"/>
      <text:p text:style-name="Text_20_body">Ara que ja tinc els aplicatius necessaris, puc obrir la terminal de git i escriure "hugo sew site &lt;&lt;nom de la carpeta&gt;&gt;". Ara dins de la carpeta que he especificat tinc tots els documents necessaris per a crear la pàgina web.</text:p>
      <text:p text:style-name="Text_20_body">He anat a dins d'aquesta amb la terminal, he iniciat un nou repositori git (important si vull posar la pàgina al Gitlab), he creat els documents de .gitignore i .gitmodules i en aquest segon he afegit un submòdul amb la comanda "git submodule add https://github.com/theNewDynamic/gohugo-theme-ananke.git themes/ananke", amb el que m'ha posat el tema d'ananke a la pàgina web.</text:p>
      <text:p text:style-name="Text_20_body">En el hugo.toml que s'ha creat al fer el hugo site new he hagut d'afegit una línia al final "theme = 'ananke'" per a que reconegués el submòdul que he afegit i amb això ja està la pàgina creada. Ara només falta afegir diversos posts per comprovar que estigui tot bé.</text:p>
      <text:p text:style-name="Text_20_body"/>
      <text:p text:style-name="Text_20_body">## Crear posts a la pàgina web</text:p>
      <text:p text:style-name="Text_20_body"/>
      <text:p text:style-name="Text_20_body">Per a crear posts a la pàgina ho he fet amb la comanda "hugo new content posts/&lt;&lt;nom del post&gt;&gt;.md" i llestos, ara ja tinc el primer post on afegir la informació que vulgui, com per exemple la documentació a seguir per a crear una nova pàgina d'Hugo 😉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1"><text:soft-page-break/>Docsy</text:h>
      <text:h text:style-name="P2" text:outline-level="2">Enllaç gitlab</text:h>
      <text:p text:style-name="P3"><text:a xlink:type="simple" xlink:href="https://gitlab.com/Keita58/pagina-hugo-docsy" text:style-name="Internet_20_link" text:visited-style-name="Visited_20_Internet_20_Link">https://gitlab.com/Keita58/pagina-hugo-docsy</text:a></text:p>
      <text:p text:style-name="P3"/>
      <text:h text:style-name="P2" text:outline-level="2">Pàgina</text:h>
      <text:p text:style-name="P3"><text:a xlink:type="simple" xlink:href="https://pagina-hugo-docsy-keita58-2f6faf790be09f84a5b0c149899905b06c96e.gitlab.io/" text:style-name="Internet_20_link" text:visited-style-name="Visited_20_Internet_20_Link">https://pagina-hugo-docsy-keita58-2f6faf790be09f84a5b0c149899905b06c96e.gitlab.io/</text:a> </text:p>
      <text:p text:style-name="P3"/>
      <text:h text:style-name="Heading_20_2" text:outline-level="2">Documentació</text:h>
      <text:p text:style-name="Text_20_body"/>
      <text:p text:style-name="Text_20_body">## Preliminars</text:p>
      <text:p text:style-name="Text_20_body"/>
      <text:p text:style-name="Text_20_body">Per a que la nostra pàgina funcioni correctament hem d'instal·lar diverses coses.</text:p>
      <text:p text:style-name="Text_20_body">Primer de tot, hem d'instal·lar [hugo](https://github.com/gohugoio/hugo/releases) i [go](https://go.dev/dl/) com a programes externs.</text:p>
      <text:p text:style-name="Text_20_body"/>
      <text:p text:style-name="Text_20_body">## Clonar el repositori d'exemple</text:p>
      <text:p text:style-name="Text_20_body"/>
      <text:p text:style-name="Text_20_body">Una vegada hem instal·lat els programes anteriorment esmenats, podem clonar el repositori d'exemple que se'ns facilita des de la pàgina oficial de [docsy](https://docsy.dev). </text:p>
      <text:p text:style-name="Text_20_body">Una vegada clonat el repositori podem descarregar uns paquets de npm per a que ens funcioni el CSS, que son: "npm install -D autoprefixer", "npm install -D postcss-cli" i "npm install -D postcss". Per a comprovar que tot funciona correctament, podem escriure "hugo server" per a que se'ns obri la pàgina en el nostre entorn local.</text:p>
      <text:p text:style-name="Text_20_body"/>
      <text:p text:style-name="Text_20_body">## Pujar la pàgina al GitLab</text:p>
      <text:p text:style-name="Text_20_body"/>
      <text:p text:style-name="Text_20_body">Ara que sabem que la pàgina ens funciona en local ho podem pujar al Gitlab per a tenir la pàgina web sempre disponible. Per a que la pàgina web funcioni correctament haurem de crear un arxiu anomenat .gitlab-ci.yml, el qual podem extreure de la següent pàgina web: [pàgina](https://gitlab.com/pages/hugo/-/blob/main/.gitlab-ci.yml).</text:p>
      <text:p text:style-name="Text_20_body">Pugem el projecte al repositori i després d'esperar un minut aproximadament la nostra pàgina estarà crea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tru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cm" fo:margin-bottom="0.101cm" style:contextual-spacing="false" style:page-number="auto"/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01cm" style:contextual-spacing="false" style:page-number="auto"/>
      <style:text-properties fo:color="#000000" loext:opacity="100%" fo:font-size="15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style:contextual-spacing="false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1:30:24.881000000</meta:creation-date>
    <dc:title>Base</dc:title>
    <meta:editing-duration>PT1H7M59S</meta:editing-duration>
    <meta:editing-cycles>2</meta:editing-cycles>
    <meta:generator>LibreOffice/7.6.4.1$Windows_X86_64 LibreOffice_project/e19e193f88cd6c0525a17fb7a176ed8e6a3e2aa1</meta:generator>
    <dc:date>2024-05-25T12:38:22.655000000</dc:date>
    <meta:document-statistic meta:table-count="0" meta:image-count="0" meta:object-count="0" meta:page-count="2" meta:paragraph-count="31" meta:word-count="466" meta:character-count="3126" meta:non-whitespace-character-count="2689"/>
    <meta:template xlink:type="simple" xlink:actuate="onRequest" xlink:title="Base" xlink:href="../../../../../../../AppData/Roaming/LibreOffice/4/user/template/Base.ott" meta:date="2024-05-25T11:30:23.918000000"/>
  </office:meta>
</office:document-meta>
</file>